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18cm" svg:stroke-color="#666666" draw:marker-start-width="0.227cm" draw:marker-end-width="0.227cm" draw:fill="none" loext:fill-use-slide-background="false" draw:textarea-horizontal-align="justify" draw:textarea-vertical-align="middle" draw:auto-grow-height="false" fo:min-height="5.032cm" fo:min-width="8.329cm" fo:padding-top="0.134cm" fo:padding-bottom="0.134cm" fo:padding-left="0.259cm" fo:padding-right="0.259cm" loext:decorative="false"/>
    </style:style>
    <style:style style:name="gr3" style:family="graphic" style:parent-style-name="objectwithoutfill">
      <style:graphic-properties svg:stroke-width="0.035cm" svg:stroke-color="#666666" draw:marker-start-width="0.252cm" draw:marker-end="Arrowheads_20_2" draw:marker-end-width="0.15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77cm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b3cac7" draw:marker-start-width="0.44cm" draw:marker-end-width="0.44cm" draw:fill="solid" draw:fill-color="#ffa6a6" loext:fill-use-slide-background="false" draw:opacity="100%" draw:textarea-horizontal-align="justify" draw:textarea-vertical-align="middle" draw:auto-grow-height="false" fo:min-height="2.418cm" fo:min-width="2.168cm" fo:padding-top="0.206cm" fo:padding-bottom="0.206cm" fo:padding-left="0.331cm" fo:padding-right="0.331cm" draw:shadow="hidden" loext:decorative="false"/>
    </style:style>
    <style:style style:name="gr7" style:family="graphic" style:parent-style-name="objectwithoutfill">
      <style:graphic-properties svg:stroke-width="0.035cm" svg:stroke-color="#ffa6a6" draw:marker-start-width="0.252cm" draw:marker-end="Arrowheads_20_1" draw:marker-end-width="0.2cm" draw:marker-end-center="true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width="0cm" svg:stroke-color="#000000" draw:marker-start-width="0.44cm" draw:marker-end-width="0.44cm" draw:fill="solid" draw:fill-color="#b3cac7" loext:fill-use-slide-background="false" draw:opacity="100%" draw:textarea-horizontal-align="justify" draw:textarea-vertical-align="middle" draw:auto-grow-height="false" fo:min-height="3.124cm" fo:min-width="2.874cm" fo:padding-top="0.206cm" fo:padding-bottom="0.206cm" fo:padding-left="0.331cm" fo:padding-right="0.331cm" draw:shadow="hidden" loext:decorative="false"/>
    </style:style>
    <style:style style:name="gr9" style:family="graphic" style:parent-style-name="standard">
      <style:graphic-properties draw:stroke="none" svg:stroke-width="0cm" svg:stroke-color="#ffffff" draw:marker-start-width="0.519cm" draw:marker-end-width="0.519cm" draw:fill="solid" draw:fill-color="#ffffff" loext:fill-use-slide-background="false" draw:opacity="100%" draw:textarea-horizontal-align="justify" draw:textarea-vertical-align="middle" draw:auto-grow-height="false" fo:min-height="3.124cm" fo:min-width="2.874cm" fo:padding-top="0.232cm" fo:padding-bottom="0.232cm" fo:padding-left="0.357cm" fo:padding-right="0.357cm" draw:shadow="hidden" loext:decorative="false"/>
    </style:style>
    <style:style style:name="gr10" style:family="graphic" style:parent-style-name="standard">
      <style:graphic-properties draw:stroke="none" svg:stroke-width="0cm" svg:stroke-color="#666666" draw:marker-start-width="0.227cm" draw:marker-end-width="0.227cm" draw:fill="solid" draw:fill-color="#666666" loext:fill-use-slide-background="false" draw:opacity="100%" draw:textarea-horizontal-align="justify" draw:textarea-vertical-align="middle" draw:auto-grow-height="false" fo:min-height="2.481cm" fo:min-width="1.674cm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none" svg:stroke-width="0cm" svg:stroke-color="#333333" draw:marker-start-width="0.252cm" draw:marker-end-width="0.252cm" draw:fill="solid" draw:fill-color="#666666" loext:fill-use-slide-background="false" draw:opacity="100%" draw:textarea-horizontal-align="justify" draw:textarea-vertical-align="middle" draw:auto-grow-height="false" fo:min-height="0.424cm" fo:min-width="0.174cm" fo:padding-top="0.142cm" fo:padding-bottom="0.142cm" fo:padding-left="0.267cm" fo:padding-right="0.267cm" draw:shadow="hidden" loext:decorative="false"/>
    </style:style>
    <style:style style:name="gr12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289cm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marker-start-width="0.44cm" draw:marker-end-width="0.44cm" draw:fill="solid" draw:fill-color="#ffa6a6" loext:fill-use-slide-background="false" draw:opacity="100%" draw:textarea-horizontal-align="justify" draw:textarea-vertical-align="middle" draw:auto-grow-height="false" fo:min-height="2.418cm" fo:min-width="2.168cm" fo:padding-top="0.206cm" fo:padding-bottom="0.206cm" fo:padding-left="0.331cm" fo:padding-right="0.331cm" draw:shadow="hidden" loext:decorative="false"/>
    </style:style>
    <style:style style:name="gr14" style:family="graphic" style:parent-style-name="objectwithoutfill">
      <style:graphic-properties svg:stroke-width="0.035cm" svg:stroke-color="#ffa6a6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ffa6a6" draw:marker-start-width="0.252cm" draw:marker-end="Arrowheads_20_2" draw:marker-end-width="0.2cm" draw:marker-end-center="true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none" svg:stroke-width="0cm" svg:stroke-color="#dddddd" draw:marker-start-width="0.466cm" draw:marker-end-width="0.466cm" draw:fill="solid" draw:fill-color="#dddddd" loext:fill-use-slide-background="false" draw:opacity="100%" draw:textarea-horizontal-align="justify" draw:textarea-vertical-align="middle" draw:auto-grow-height="false" fo:min-height="5.956cm" fo:min-width="5.704cm" fo:padding-top="0.214cm" fo:padding-bottom="0.214cm" fo:padding-left="0.339cm" fo:padding-right="0.339cm" draw:shadow="hidden" loext:decorative="false"/>
    </style:style>
    <style:style style:name="gr17" style:family="graphic" style:parent-style-name="standard">
      <style:graphic-properties svg:stroke-width="0.018cm" svg:stroke-color="#666666" draw:marker-start-width="0.227cm" draw:marker-end-width="0.227cm" draw:fill="none" loext:fill-use-slide-background="false" draw:textarea-horizontal-align="justify" draw:textarea-vertical-align="middle" draw:auto-grow-height="false" fo:min-height="3.332cm" fo:min-width="3.732cm" fo:padding-top="0.134cm" fo:padding-bottom="0.134cm" fo:padding-left="0.259cm" fo:padding-right="0.259cm" loext:decorative="false"/>
    </style:style>
    <style:style style:name="gr18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04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666666" draw:fill="none" draw:fill-color="#ffffff" draw:textarea-vertical-align="middle" draw:auto-grow-height="true" draw:auto-grow-width="false" fo:min-height="0.577cm" loext:decorative="false"/>
      <style:paragraph-properties style:writing-mode="lr-tb"/>
    </style:style>
    <style:style style:name="gr20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823cm" loext:decorative="false"/>
      <style:paragraph-properties style:writing-mode="lr-tb"/>
    </style:style>
    <style:style style:name="gr21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2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666666" draw:fill="none" draw:fill-color="#ffffff" draw:textarea-vertical-align="middle" draw:auto-grow-height="true" draw:auto-grow-width="false" fo:min-height="0.57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719691" loext:opacity="100%" style:font-name="DejaVu Sans Condensed" fo:font-size="7pt" style:font-size-asian="10pt" style:font-size-complex="10pt"/>
    </style:style>
    <style:style style:name="P4" style:family="paragraph">
      <loext:graphic-properties draw:fill="solid" draw:fill-color="#ffa6a6" draw:opacity="100%"/>
      <style:paragraph-properties fo:text-align="center"/>
      <style:text-properties fo:font-size="7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ff6d6d" loext:opacity="100%" style:font-name="DejaVu Sans Condensed" fo:font-size="7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7pt"/>
    </style:style>
    <style:style style:name="P8" style:family="paragraph">
      <loext:graphic-properties draw:fill="solid" draw:fill-color="#b3cac7" draw:opacity="100%"/>
      <style:paragraph-properties fo:text-align="center"/>
      <style:text-properties fo:font-size="7pt"/>
    </style:style>
    <style:style style:name="P9" style:family="paragraph">
      <loext:graphic-properties draw:fill="solid" draw:fill-color="#ffffff" draw:opacity="100%"/>
      <style:paragraph-properties fo:text-align="center"/>
      <style:text-properties fo:font-size="7pt"/>
    </style:style>
    <style:style style:name="P10" style:family="paragraph">
      <loext:graphic-properties draw:fill="solid" draw:fill-color="#666666" draw:opacity="100%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719691" loext:opacity="100%" style:font-name="DejaVu Sans Condensed" fo:font-size="7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color="#719691" loext:opacity="100%" style:text-line-through-style="none" style:text-line-through-type="none" style:font-name="DejaVu Sans Condensed" fo:font-size="7pt" style:font-size-asian="10pt" style:font-size-complex="10pt"/>
    </style:style>
    <style:style style:name="P14" style:family="paragraph">
      <loext:graphic-properties draw:fill="none" draw:fill-color="#ffffff"/>
      <style:paragraph-properties fo:text-align="center"/>
      <style:text-properties fo:color="#666666" loext:opacity="100%" style:font-name="DejaVu Sans Condensed" fo:font-size="7pt" style:font-size-asian="10pt" style:font-size-complex="10pt"/>
    </style:style>
    <style:style style:name="P15" style:family="paragraph">
      <loext:graphic-properties draw:fill="none" draw:fill-color="#ffffff"/>
      <style:paragraph-properties fo:text-align="start"/>
      <style:text-properties fo:color="#ff6d6d" loext:opacity="100%" style:font-name="DejaVu Sans Condensed" fo:font-size="7pt" style:font-size-asian="10pt" style:font-size-complex="10pt"/>
    </style:style>
    <style:style style:name="P16" style:family="paragraph">
      <loext:graphic-properties draw:fill="solid" draw:fill-color="#dddddd" draw:opacity="100%"/>
      <style:paragraph-properties fo:text-align="center"/>
      <style:text-properties fo:font-size="7pt"/>
    </style:style>
    <style:style style:name="P17" style:family="paragraph">
      <loext:graphic-properties draw:fill="none" draw:fill-color="#ffffff"/>
      <style:paragraph-properties fo:text-align="center"/>
      <style:text-properties fo:color="#719691" loext:opacity="100%" style:font-name="DejaVu Sans Condensed" fo:font-size="7pt" fo:background-color="#ffffff" style:font-size-asian="10pt" style:font-size-complex="10pt"/>
    </style:style>
    <style:style style:name="P18" style:family="paragraph">
      <loext:graphic-properties draw:fill="none" draw:fill-color="#ffffff"/>
      <style:paragraph-properties fo:text-align="end"/>
      <style:text-properties fo:color="#719691" loext:opacity="100%" style:font-name="DejaVu Sans Condensed" fo:font-size="7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666666" loext:opacity="100%" style:font-name="DejaVu Sans Condensed" fo:font-size="7pt" style:font-size-asian="10pt" style:font-size-complex="10pt"/>
    </style:style>
    <style:style style:name="P21" style:family="paragraph">
      <loext:graphic-properties draw:fill="none" draw:fill-color="#ffffff"/>
      <style:paragraph-properties fo:text-align="center"/>
      <style:text-properties fo:color="#666666" loext:opacity="100%" style:font-name="Lato Light" fo:font-size="8pt" fo:font-weight="bold" fo:background-color="#ffffff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333333" loext:opacity="100%" style:font-name="DejaVu Sans Condensed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666666" loext:opacity="100%" style:font-name="DejaVu Sans Condensed" fo:font-size="6pt" style:font-size-asian="6pt" style:font-size-complex="6pt"/>
    </style:style>
    <style:style style:name="T1" style:family="text">
      <style:text-properties fo:color="#719691" loext:opacity="100%" style:font-name="DejaVu Sans Condensed" fo:font-size="7pt" style:font-size-asian="10pt" style:font-size-complex="10pt"/>
    </style:style>
    <style:style style:name="T2" style:family="text">
      <style:text-properties fo:color="#ff6d6d" loext:opacity="100%" style:font-name="DejaVu Sans Condensed" fo:font-size="7pt" style:font-size-asian="10pt" style:font-size-complex="10pt"/>
    </style:style>
    <style:style style:name="T3" style:family="text">
      <style:text-properties fo:color="#719691" loext:opacity="100%" style:font-name="DejaVu Sans Condensed" fo:font-size="7pt" fo:background-color="#ffffff" style:font-size-asian="10pt" style:font-size-complex="10pt"/>
    </style:style>
    <style:style style:name="T4" style:family="text">
      <style:text-properties fo:color="#719691" loext:opacity="100%" style:text-line-through-style="none" style:text-line-through-type="none" style:font-name="DejaVu Sans Condensed" fo:font-size="7pt" style:font-size-asian="10pt" style:font-size-complex="10pt"/>
    </style:style>
    <style:style style:name="T5" style:family="text">
      <style:text-properties fo:color="#719691" loext:opacity="100%" style:text-line-through-style="none" style:text-line-through-type="none" style:font-name="DejaVu Sans Condensed" fo:font-size="7pt" fo:background-color="#ffffff" style:font-size-asian="10pt" style:font-size-complex="10pt"/>
    </style:style>
    <style:style style:name="T6" style:family="text">
      <style:text-properties fo:color="#666666" loext:opacity="100%" style:font-name="DejaVu Sans Condensed" fo:font-size="7pt" style:font-size-asian="10pt" style:font-size-complex="10pt"/>
    </style:style>
    <style:style style:name="T7" style:family="text">
      <style:text-properties fo:color="#666666" loext:opacity="100%" style:font-name="DejaVu Sans Condensed" fo:font-size="6pt" style:font-size-asian="6pt" style:font-size-complex="6pt"/>
    </style:style>
    <style:style style:name="T8" style:family="text">
      <style:text-properties fo:color="#666666" loext:opacity="100%" style:font-name="Lato Light" fo:font-size="8pt" fo:font-weight="bold" fo:background-color="#ffffff" style:font-size-asian="8pt" style:font-weight-asian="bold" style:font-size-complex="8pt" style:font-weight-complex="bold"/>
    </style:style>
    <style:style style:name="T9" style:family="text">
      <style:text-properties fo:color="#333333" loext:opacity="100%" style:font-name="DejaVu Sans Condens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8.847cm" svg:height="5.3cm" svg:x="0.153cm" svg:y="0.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403cm" svg:y1="2.761cm" svg:x2="4.15cm" svg:y2="2.761cm">
            <text:p/>
          </draw:line>
          <draw:g draw:style-name="gr1">
            <draw:g draw:style-name="gr4">
              <draw:frame draw:style-name="gr5" draw:text-style-name="P3" draw:layer="layout" svg:width="2.769cm" svg:height="0.827cm" svg:x="-0.119cm" svg:y="0.352cm">
                <draw:text-box>
                  <text:p text:style-name="P2"><text:span text:style-name="T1">Research question</text:span></text:p>
                </draw:text-box>
              </draw:frame>
              <draw:path draw:style-name="gr6" draw:text-style-name="P4" draw:layer="layout" svg:width="0.487cm" svg:height="0.934cm" svg:x="1.919cm" svg:y="2.867cm" svg:viewBox="0 0 488 935" svg:d="M488 16c-6 95-22 189-46 281-32 121-80 237-143 347-62 106-136 204-221 291l-78-78c79-80 147-170 204-268 58-101 102-209 132-321 23-87 38-177 43-268z">
                <text:p/>
              </draw:path>
              <draw:frame draw:style-name="gr5" draw:text-style-name="P6" draw:layer="layout" svg:width="2.228cm" svg:height="0.827cm" svg:x="0.116cm" svg:y="2.791cm">
                <draw:text-box>
                  <text:p text:style-name="P5"><text:span text:style-name="T2"><text:s text:c="2"/></text:span><text:span text:style-name="T2">Data</text:span></text:p>
                  <text:p text:style-name="P5"><text:span text:style-name="T2">simul. <text:s/></text:span></text:p>
                </draw:text-box>
              </draw:frame>
              <draw:path draw:style-name="gr7" draw:text-style-name="P7" draw:layer="layout" svg:width="0.794cm" svg:height="0.199cm" draw:transform="rotate (1.5707963267949) translate (2.0097684072674cm 2.8256600317069cm)" svg:viewBox="0 0 795 200" svg:d="M0 0c449 0 795 200 795 200">
                <text:p/>
              </draw:path>
              <draw:path draw:style-name="gr8" draw:text-style-name="P8" draw:layer="layout" svg:width="0.105cm" svg:height="0.165cm" svg:x="0.25cm" svg:y="1.126cm" svg:viewBox="0 0 106 166" svg:d="M0 166v-122c35-16 70-30 106-44v118c-36 15-71 31-106 48z">
                <text:p/>
              </draw:path>
              <draw:polygon draw:style-name="gr9" draw:text-style-name="P9" draw:layer="layout" svg:width="0.025cm" svg:height="0.006cm" svg:x="2.712cm" svg:y="3.224cm" svg:viewBox="0 0 26 7" draw:points="26,6 26,7 0,0">
                <text:p/>
              </draw:polygon>
              <draw:polygon draw:style-name="gr9" draw:text-style-name="P9" draw:layer="layout" svg:width="0.006cm" svg:height="0.024cm" svg:x="0.489cm" svg:y="1.053cm" svg:viewBox="0 0 7 25" draw:points="7,25 0,0">
                <text:p/>
              </draw:polygon>
              <draw:path draw:style-name="gr9" draw:text-style-name="P9" draw:layer="layout" svg:width="0.018cm" svg:height="0.018cm" svg:x="2.222cm" svg:y="1.491cm" svg:viewBox="0 0 19 19" svg:d="M18 0c1 0 1 0 1 0l-19 19z">
                <text:p/>
              </draw:path>
              <draw:path draw:style-name="gr8" draw:text-style-name="P8" draw:layer="layout" svg:width="2.31cm" svg:height="3.001cm" svg:x="0.453cm" svg:y="1.009cm" svg:viewBox="0 0 2311 3002" svg:d="M1733 2947c101-105 188-223 259-352 71-128 125-265 160-406 35-142 52-288 49-434-2-147-24-293-64-433s-99-274-174-400-167-241-271-342c-70-68-146-130-227-184l-308-22c-1 0-3 0-5-1-1-1-3-3-4-5-1-1-2-3-2-6 0-2 1-4 2-6l57-104c-87-38-177-69-269-92-141-36-286-52-433-50-146 3-291 25-431 65-24 7-48 14-72 22v-115c14-5 28-9 42-13 149-43 303-66 459-69 156-2 311 15 462 53 101 25 200 60 296 103l54-98c1-2 2-3 4-4s4-2 6-2 4 1 6 2c2 0 3 2 4 3l142 214c106 66 204 143 293 230 111 107 209 230 289 364s142 278 185 427 66 304 69 461c2 156-15 312-53 462-37 151-94 297-170 434-71 128-157 246-256 353h-155c19-18 38-37 56-55z">
                <text:p/>
              </draw:path>
              <draw:path draw:style-name="gr10" draw:text-style-name="P10" draw:layer="layout" svg:width="2.209cm" svg:height="2.766cm" svg:x="1.002cm" svg:y="1.252cm" svg:viewBox="0 0 2210 2767" svg:d="M946 9l-6-9h1261c2 0 3 0 4 1 2 1 3 2 4 4 1 1 1 2 1 4v2749c0 2 0 3-1 5-1 1-2 2-4 3-1 1-2 1-4 1h-2192c-2 0-3 0-4-1-2-1-3-2-4-3-1-2-1-3-1-5v-2749c0-2 0-3 1-4 1-2 2-3 4-4 1-1 2-1 4-1h555c15 6 31 12 46 18h-592v2731h2174v-2731h-1231c-5-3-10-6-15-9z">
                <text:p/>
              </draw:path>
              <draw:frame draw:style-name="gr5" draw:text-style-name="P12" draw:layer="layout" svg:width="1.715cm" svg:height="0.827cm" svg:x="2.121cm" svg:y="1.179cm">
                <draw:text-box>
                  <text:p text:style-name="P11"><text:span text:style-name="T1">Model </text:span></text:p>
                  <text:p text:style-name="P11"><text:span text:style-name="T1"><text:s text:c="3"/></text:span><text:span text:style-name="T3">building</text:span></text:p>
                </draw:text-box>
              </draw:frame>
              <draw:frame draw:style-name="gr5" draw:text-style-name="P13" draw:layer="layout" svg:width="1.715cm" svg:height="0.827cm" svg:x="2.388cm" svg:y="3.042cm">
                <draw:text-box>
                  <text:p text:style-name="P11"><text:span text:style-name="T4"><text:s text:c="2"/></text:span><text:span text:style-name="T5">Model evaluation</text:span></text:p>
                </draw:text-box>
              </draw:frame>
            </draw:g>
            <draw:path draw:style-name="gr11" draw:text-style-name="P10" draw:layer="layout" svg:width="1.035cm" svg:height="1.093cm" svg:x="0.486cm" svg:y="3.436cm" svg:viewBox="0 0 1036 1094" svg:d="M1036 583c-1 43-7 85-18 127-11 43-29 85-51 125-23 39-51 75-83 107s-68 59-107 82-81 40-125 52c-43 12-89 18-134 18s-91-6-134-18c-44-12-86-29-125-52s-75-50-107-82-60-68-83-107c-22-40-40-82-51-125-12-44-18-89-18-134 0-46 6-91 18-135 11-43 29-85 51-124 23-40 51-76 83-108s68-59 107-82 81-40 125-52c27-7 55-12 84-15v-60l150 75-150 75v-55c-26 3-51 7-75 14-41 11-80 27-116 48-37 21-71 47-101 77-29 30-55 63-76 100s-38 76-49 116c-10 41-16 83-16 126 0 42 6 84 16 125 11 40 28 79 49 116s47 70 76 100c30 30 64 56 101 77 36 21 75 37 116 48s83 17 125 17 84-6 125-17 80-27 117-48c36-21 70-47 100-77 29-30 55-63 76-100s38-76 49-116c10-39 15-78 16-118z">
              <text:p/>
            </draw:path>
            <draw:frame draw:style-name="gr12" draw:text-style-name="P14" draw:layer="layout" svg:width="2.221cm" svg:height="0.785cm" svg:x="-0.118cm" svg:y="4.494cm">
              <draw:text-box>
                <text:p text:style-name="P2"><text:span text:style-name="T6">Repeat </text:span><text:span text:style-name="T7">until satisfactory</text:span></text:p>
              </draw:text-box>
            </draw:frame>
          </draw:g>
          <draw:g draw:style-name="gr1">
            <draw:g draw:style-name="gr1">
              <draw:path draw:style-name="gr13" draw:text-style-name="P4" draw:layer="layout" svg:width="0.705cm" svg:height="1.198cm" svg:x="4.943cm" svg:y="1.583cm" svg:viewBox="0 0 706 1199" svg:d="M706 99c-75 50-145 107-208 171-82 81-153 174-211 275s-102 208-132 320c-29 109-45 221-45 334h-110c1-123 17-245 49-362 32-121 80-238 143-347s140-210 228-298c72-72 151-136 237-192z">
                <text:p/>
              </draw:path>
              <draw:path draw:style-name="gr6" draw:text-style-name="P4" draw:layer="layout" svg:width="0.487cm" svg:height="0.934cm" svg:x="7.32cm" svg:y="2.867cm" svg:viewBox="0 0 488 935" svg:d="M488 16c-6 95-22 189-46 281-32 121-80 237-143 347-62 106-136 204-221 291l-78-78c79-80 147-170 204-268 58-101 102-209 132-321 23-87 38-177 43-268z">
                <text:p/>
              </draw:path>
              <draw:frame draw:style-name="gr5" draw:text-style-name="P15" draw:layer="layout" svg:width="2.245cm" svg:height="0.827cm" svg:x="4.988cm" svg:y="1.874cm">
                <draw:text-box>
                  <text:p text:style-name="P11"><text:span text:style-name="T2"><text:s text:c="3"/></text:span><text:span text:style-name="T2">Data</text:span></text:p>
                  <text:p text:style-name="P11"><text:span text:style-name="T2">simul.</text:span></text:p>
                </draw:text-box>
              </draw:frame>
              <draw:frame draw:style-name="gr5" draw:text-style-name="P6" draw:layer="layout" svg:width="2.228cm" svg:height="0.827cm" svg:x="5.517cm" svg:y="2.791cm">
                <draw:text-box>
                  <text:p text:style-name="P5"><text:span text:style-name="T2"><text:s text:c="2"/></text:span><text:span text:style-name="T2">Data</text:span></text:p>
                  <text:p text:style-name="P5"><text:span text:style-name="T2">simul. <text:s/></text:span></text:p>
                </draw:text-box>
              </draw:frame>
              <draw:path draw:style-name="gr14" draw:text-style-name="P7" draw:layer="layout" svg:width="1.555cm" svg:height="0.686cm" draw:transform="skewX (-0.115366263556825) rotate (-0.256912465893566) translate (6.0784215430656cm 1.6353616023473cm)" svg:viewBox="0 0 1556 687" svg:d="M0 687c865 5 1556-687 1556-687">
                <text:p/>
              </draw:path>
              <draw:path draw:style-name="gr14" draw:text-style-name="P7" draw:layer="layout" svg:width="0.794cm" svg:height="0.171cm" draw:transform="rotate (1.5707963267949) translate (7.41080083025cm 2.8256600317069cm)" svg:viewBox="0 0 795 172" svg:d="M0 0c449 0 795 172 795 172">
                <text:p/>
              </draw:path>
              <draw:path draw:style-name="gr7" draw:text-style-name="P7" draw:layer="layout" svg:width="0.93cm" svg:height="0.483cm" svg:x="5.963cm" svg:y="2.515cm" svg:viewBox="0 0 931 484" svg:d="M0 0c776 0 931 484 931 484">
                <text:p/>
              </draw:path>
              <draw:line draw:style-name="gr15" draw:text-style-name="P7" draw:layer="layout" svg:x1="7.576cm" svg:y1="2.036cm" svg:x2="7.675cm" svg:y2="1.955cm">
                <text:p/>
              </draw:line>
              <draw:path draw:style-name="gr16" draw:text-style-name="P16" draw:layer="layout" svg:width="1.699cm" svg:height="0.227cm" svg:x="6.904cm" svg:y="4.432cm" svg:viewBox="0 0 1700 228" svg:d="M1205 150c-39 0-78-1-117-3l-5 81-174-92c-279-24-560-70-836-70-24 0-49 0-73 1 53-16 105-35 156-56 251 8 506 48 759 69l180-80-4 92c38 1 76 2 114 2 168 0 334-17 495-67v58c-161 48-327 65-495 65z">
                <text:p/>
              </draw:path>
              <draw:path draw:style-name="gr8" draw:text-style-name="P8" draw:layer="layout" svg:width="3.811cm" svg:height="3.315cm" svg:x="4.354cm" svg:y="1.262cm" svg:viewBox="0 0 3812 3316" svg:d="M414 1127c-36 142-52 287-50 434 3 147 25 292 65 432 40 141 98 275 173 401 76 126 167 241 272 342 93 90 197 170 309 237l279 8c2 0 4 0 6 1s3 3 4 5c1 1 2 3 2 6 0 2-1 4-2 6l-50 91c68 26 137 49 207 66 141 35 287 52 433 50 147-3 292-25 431-65 140-40 274-98 400-174 125-76 240-167 341-272s188-223 259-351c71-129 125-266 160-407s52-287 49-434c-2-147-24-292-64-432s-99-275-174-401-167-241-271-342c-70-68-146-129-227-184l-308-21c-1 0-3-1-5-2-1-1-3-2-4-4s-2-4-2-6 1-4 2-6l57-105h-1 258l13 20c106 66 204 143 293 229 111 108 209 230 289 364 80 135 142 278 185 427 43 150 66 304 69 461 2 157-15 312-53 463-37 150-94 296-170 433s-169 263-276 374c-108 112-230 209-364 290-133 81-277 143-426 186-148 43-303 66-459 69-156 2-311-16-461-53-80-20-158-45-235-76l-60 110c-1 2-3 3-5 4s-4 2-6 2-4-1-6-2c-1 0-3-2-4-3l-172-238c-115-70-221-152-317-245-26-24-51-50-75-76-215-156-418-260-602-349-41-20-82-40-121-59v-62c47 23 95 46 145 70 141 69 293 146 454 248-32-44-63-89-91-136-80-134-142-278-185-427-42-149-66-304-68-461-3-156 15-312 52-462 38-151 95-297 170-434 67-120 147-231 238-332 37-117 61-229 74-335h56c-9 80-25 163-47 249 96-94 203-176 319-246 2-1 3-2 5-3h239c-64 28-127 61-188 97-125 76-240 168-341 272-100 105-188 223-259 352-71 128-124 265-159 406z">
                <text:p/>
              </draw:path>
              <draw:custom-shape draw:style-name="gr17" draw:text-style-name="P1" draw:layer="layout" svg:width="4.25cm" svg:height="3.6cm" svg:x="4.354cm" svg:y="1.262cm">
                <text:p/>
                <draw:enhanced-geometry svg:viewBox="0 0 21600 21600" draw:type="rectangle" draw:enhanced-path="M 0 0 L 21600 0 21600 21600 0 21600 0 0 Z N"/>
              </draw:custom-shape>
              <draw:frame draw:style-name="gr18" draw:text-style-name="P17" draw:layer="layout" svg:width="2.942cm" svg:height="0.754cm" svg:x="4.923cm" svg:y="4.483cm">
                <draw:text-box>
                  <text:p text:style-name="P2"><text:span text:style-name="T3"><text:s/></text:span><text:span text:style-name="T3">Fit empirical data </text:span></text:p>
                </draw:text-box>
              </draw:frame>
              <draw:frame draw:style-name="gr5" draw:text-style-name="P13" draw:layer="layout" svg:width="1.715cm" svg:height="0.827cm" svg:x="7.789cm" svg:y="3.042cm">
                <draw:text-box>
                  <text:p text:style-name="P11"><text:span text:style-name="T4"><text:s text:c="2"/></text:span><text:span text:style-name="T5">Model evaluation</text:span></text:p>
                </draw:text-box>
              </draw:frame>
              <draw:frame draw:style-name="gr5" draw:text-style-name="P12" draw:layer="layout" svg:width="1.715cm" svg:height="0.827cm" svg:x="7.522cm" svg:y="1.179cm">
                <draw:text-box>
                  <text:p text:style-name="P11"><text:span text:style-name="T1">Model </text:span></text:p>
                  <text:p text:style-name="P11"><text:span text:style-name="T1"><text:s text:c="3"/></text:span><text:span text:style-name="T3">building</text:span></text:p>
                </draw:text-box>
              </draw:frame>
              <draw:frame draw:style-name="gr5" draw:text-style-name="P18" draw:layer="layout" svg:width="1.701cm" svg:height="0.827cm" svg:x="3.357cm" svg:y="1.506cm">
                <draw:text-box>
                  <text:p text:style-name="P5"><text:span text:style-name="T3">Retrodic.</text:span><text:span text:style-name="T1"> </text:span></text:p>
                  <text:p text:style-name="P5"><text:span text:style-name="T1"><text:s text:c="2"/></text:span><text:span text:style-name="T3">check </text:span><text:span text:style-name="T1"><text:s text:c="3"/></text:span></text:p>
                </draw:text-box>
              </draw:frame>
            </draw:g>
            <draw:path draw:style-name="gr11" draw:text-style-name="P10" draw:layer="layout" svg:width="1.035cm" svg:height="1.093cm" svg:x="3.833cm" svg:y="4.281cm" svg:viewBox="0 0 1036 1094" svg:d="M1036 583c-1 43-7 85-18 127-11 43-29 85-51 125-23 39-51 75-83 107s-68 59-107 82-81 40-125 52c-43 12-89 18-134 18s-91-6-134-18c-44-12-86-29-125-52s-75-50-107-82-60-68-83-107c-22-40-40-82-51-125-12-44-18-89-18-134 0-46 6-91 18-135 11-43 29-85 51-124 23-40 51-76 83-108s68-59 107-82 81-40 125-52c27-7 55-12 84-15v-60l150 75-150 75v-55c-26 3-51 7-75 14-41 11-80 27-116 48-37 21-71 47-101 77-29 30-55 63-76 100s-38 76-49 116c-10 41-16 83-16 126 0 42 6 84 16 125 11 40 28 79 49 116s47 70 76 100c30 30 64 56 101 77 36 21 75 37 116 48s83 17 125 17 84-6 125-17 80-27 117-48c36-21 70-47 100-77 29-30 55-63 76-100s38-76 49-116c10-39 15-78 16-118z">
              <text:p/>
            </draw:path>
            <draw:frame draw:style-name="gr19" draw:text-style-name="P20" draw:layer="layout" svg:width="3.25cm" svg:height="0.827cm" svg:x="2.75cm" svg:y="5.117cm">
              <draw:text-box>
                <text:p text:style-name="P19"><text:span text:style-name="T6">Repeat </text:span><text:span text:style-name="T7">until satisfactory</text:span></text:p>
              </draw:text-box>
            </draw:frame>
          </draw:g>
          <draw:frame draw:style-name="gr20" draw:text-style-name="P21" draw:layer="layout" svg:width="7.018cm" svg:height="1.073cm" svg:x="2.232cm" svg:y="-0.075cm">
            <draw:text-box>
              <text:p text:style-name="P2"><text:span text:style-name="T8"><text:s/></text:span><text:span text:style-name="T8">ITERATIVE MODEL DEVELOPMENT </text:span></text:p>
            </draw:text-box>
          </draw:frame>
          <draw:frame draw:style-name="gr21" draw:text-style-name="P22" draw:layer="layout" svg:width="1cm" svg:height="0.775cm" svg:x="-0.1cm" svg:y="-0.19cm">
            <draw:text-box>
              <text:p text:style-name="P2"><text:span text:style-name="T9">C</text:span></text:p>
            </draw:text-box>
          </draw:frame>
          <draw:frame draw:style-name="gr22" draw:text-style-name="P24" draw:layer="Layer4" svg:width="3.25cm" svg:height="0.827cm" svg:x="2.11cm" svg:y="2.173cm">
            <draw:text-box>
              <text:p text:style-name="P23"><text:span text:style-name="T7">th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08:21:45.152320959</meta:creation-date>
    <dc:date>2025-07-16T12:57:08.170927693</dc:date>
    <meta:editing-duration>PT16M10S</meta:editing-duration>
    <meta:editing-cycles>7</meta:editing-cycles>
    <meta:generator>LibreOffice/24.8.7.2$Linux_X86_64 LibreOffice_project/480$Build-2</meta:generator>
    <meta:print-date>2025-04-07T08:36:20.620218946</meta:print-date>
    <meta:printed-by>PDF files</meta:printed-by>
    <meta:document-statistic meta:object-count="41"/>
  </office:meta>
</office:document-meta>
</file>